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Kopfzeile">
      <style:paragraph-properties fo:text-align="center" style:justify-single-word="false"/>
      <style:text-properties fo:color="#004586" style:font-name="Calibri" fo:font-weight="bold" style:font-weight-asian="bold" style:font-weight-complex="bold"/>
    </style:style>
    <style:style style:name="P2" style:family="paragraph" style:parent-style-name="Kopfzeile">
      <style:paragraph-properties fo:text-align="center" style:justify-single-word="false"/>
      <style:text-properties fo:color="#000000" style:font-name="Calibri" fo:font-size="10pt" style:font-size-asian="10pt" style:font-size-complex="10pt"/>
    </style:style>
    <style:style style:name="P3" style:family="paragraph" style:parent-style-name="Standard">
      <style:paragraph-properties fo:margin-top="0cm" fo:margin-bottom="0cm"/>
    </style:style>
    <style:style style:name="P4" style:family="paragraph" style:parent-style-name="Standard">
      <style:paragraph-properties fo:margin-top="0cm" fo:margin-bottom="0cm" fo:line-height="100%"/>
      <style:text-properties fo:font-size="11pt" style:font-size-asian="11pt" style:font-size-complex="11pt"/>
    </style:style>
    <style:style style:name="P5" style:family="paragraph" style:parent-style-name="Standard" style:master-page-name="MP0">
      <style:paragraph-properties fo:margin-top="0cm" fo:margin-bottom="0cm" fo:line-height="100%" style:page-number="auto" fo:break-before="page"/>
    </style:style>
    <style:style style:name="P6" style:family="paragraph" style:parent-style-name="Standard">
      <style:paragraph-properties fo:margin-top="0cm" fo:margin-bottom="0cm" fo:line-height="100%" style:text-autospace="none"/>
      <style:text-properties style:font-name="Calibri" fo:font-size="12pt" style:font-size-asian="12pt" style:font-name-complex="Arial" style:font-size-complex="12pt"/>
    </style:style>
    <style:style style:name="P7" style:family="paragraph" style:parent-style-name="Standard">
      <style:paragraph-properties fo:margin-top="0cm" fo:margin-bottom="0cm" fo:text-align="center" style:justify-single-word="false" style:text-autospace="none"/>
      <style:text-properties style:font-name="Calibri" fo:font-size="12pt" style:font-size-asian="12pt" style:font-name-complex="Arial" style:font-size-complex="12pt"/>
    </style:style>
    <style:style style:name="P8" style:family="paragraph" style:parent-style-name="Standard">
      <style:paragraph-properties fo:margin-top="0cm" fo:margin-bottom="0cm" fo:text-align="end" style:justify-single-word="false" style:text-autospace="none"/>
      <style:text-properties style:font-name="Calibri" fo:font-size="12pt" style:font-size-asian="12pt" style:font-name-complex="Arial" style:font-size-complex="12pt"/>
    </style:style>
    <style:style style:name="P9" style:family="paragraph" style:parent-style-name="Standard">
      <style:paragraph-properties fo:margin-top="0cm" fo:margin-bottom="0cm" fo:text-align="justify" style:justify-single-word="false" style:text-autospace="none"/>
      <style:text-properties style:font-name="Calibri" fo:font-size="12pt" style:font-size-asian="12pt" style:font-name-complex="Arial" style:font-size-complex="12pt"/>
    </style:style>
    <style:style style:name="P10" style:family="paragraph" style:parent-style-name="Standard">
      <style:paragraph-properties fo:margin-top="0cm" fo:margin-bottom="0cm"/>
      <style:text-properties style:font-name="Calibri" fo:font-size="12pt" style:font-size-asian="12pt" style:font-name-complex="Calibri" style:font-size-complex="12pt"/>
    </style:style>
    <style:style style:name="P11" style:family="paragraph" style:parent-style-name="Standard">
      <style:paragraph-properties fo:margin-top="0cm" fo:margin-bottom="0cm" fo:text-align="justify" style:justify-single-word="false" style:text-autospace="none"/>
      <style:text-properties style:font-name="Calibri" fo:font-size="12pt" fo:font-weight="bold" style:font-size-asian="12pt" style:font-weight-asian="bold" style:font-name-complex="Arial" style:font-size-complex="12pt"/>
    </style:style>
    <style:style style:name="P12" style:family="paragraph" style:parent-style-name="Standard">
      <style:paragraph-properties fo:margin-top="0cm" fo:margin-bottom="0cm" fo:text-align="justify" style:justify-single-word="false" style:text-autospace="none"/>
      <style:text-properties fo:font-size="12pt" style:font-size-asian="12pt" style:font-size-complex="12pt"/>
    </style:style>
    <style:style style:name="P13" style:family="paragraph">
      <style:paragraph-properties style:writing-mode="lr-tb" style:font-independent-line-spacing="false"/>
    </style:style>
    <style:style style:name="T1" style:family="text">
      <style:text-properties style:font-name="Calibri" fo:font-size="11pt" style:font-size-asian="11pt" style:language-asian="de" style:country-asian="DE" style:font-name-complex="Calibri" style:font-size-complex="11pt" style:language-complex="ar" style:country-complex="SA"/>
    </style:style>
    <style:style style:name="T2" style:family="text">
      <style:text-properties style:font-name="Calibri" fo:font-size="12pt" style:font-size-asian="12pt" style:font-name-complex="Calibri" style:font-size-complex="12pt"/>
    </style:style>
    <style:style style:name="T3" style:family="text">
      <style:text-properties style:font-name="Calibri" fo:font-size="12pt" style:font-size-asian="12pt" style:font-size-complex="12pt"/>
    </style:style>
    <style:style style:name="gr1" style:family="graphic">
      <style:graphic-properties draw:stroke="solid" svg:stroke-width="0.035cm" svg:stroke-color="#808080" svg:stroke-opacity="100%" draw:stroke-linejoin="miter" svg:stroke-linecap="butt" draw:fill="solid" draw:fill-color="#c55a11" draw:opacity="100%" draw:textarea-horizontal-align="center" draw:textarea-vertical-align="middle" draw:auto-grow-height="false" draw:auto-grow-width="false"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custom-shape text:anchor-type="paragraph" draw:z-index="0" draw:name="Rectangle 1" draw:style-name="gr1" draw:text-style-name="P13" svg:width="0.571cm" svg:height="27.937cm" svg:x="18.66cm" svg:y="-2.498cm"><text:p/><draw:enhanced-geometry svg:viewBox="0 0 21600 21600" draw:type="non-primitive" draw:enhanced-path="M 0 0 L 21600 0 21600 21600 0 21600 Z N"/></draw:custom-shape><text:span text:style-name="Absatz-Standardschriftart"><text:span text:style-name="T1"/></text:span></text:p>
      <text:p text:style-name="P4"/>
      <text:p text:style-name="P6">cre art</text:p>
      <text:p text:style-name="P6">Neidhardt Werbe GmbH</text:p>
      <text:p text:style-name="P6">Lindenstr. 30</text:p>
      <text:p text:style-name="P6">36037</text:p>
      <text:p text:style-name="P7"><text:tab/><text:tab/><text:tab/><text:tab/><text:tab/><text:tab/><text:tab/><text:tab/><text:tab/><text:tab/><text:tab/><text:tab/><text:tab/></text:p>
      <text:p text:style-name="P8">Alsfeld den 31.05.2016</text:p>
      <text:p text:style-name="P11"/>
      <text:p text:style-name="P11">Bewerbung um einen Ausbildungsplatz</text:p>
      <text:p text:style-name="P9"/>
      <text:p text:style-name="P9">Sehr geehrte Damen und Herren,</text:p>
      <text:p text:style-name="P9"/>
      <text:p text:style-name="P9">seit meiner frühen Jugend interessiere ich mich für das Einrichten und Betreiben von Computern. Gerne beschäftige ich mich in meiner Freizeit mit dem Aufschrauben von Computern und dem analysieren von Fehlern. Selbstverständlich war ich bei Fehlern jeglicher Art, in Bezug auf den Computer, der erste Ansprechpartner für Familie und Freunde. Durch den richtigen Einsatz des Internets und meinem angeboren Durchhaltevermögen konnte ich einen Großteil der auftretenden Probleme lösen. <text:s/>Auch das Einrichten und instand halten von neuen Computern bereitete mir schon immer Freude. <text:s/></text:p>
      <text:p text:style-name="P9"/>
      <text:p text:style-name="P9">Im Juni 2014 erlangte ich meine Allgemeine Fachhochschulreife an der Albert-Schweitzer-Schule in Alsfeld. Dort erlangte ich im Informatikunterricht Grundkenntnisse in JavaScript und HTML. Nach der Schule absolvierte ich ein Freiwilliges Soziales Jahr bei Wort des Lebens e.V.. Dort arbeitete ich zwar vor allem in der Küche, half aber auch beim organisieren und Umsetzten von Freizeiten und den dafür erforderlichen technischen Anwendungen. An das Freiwillige Soziale Jahr hängte ich ein Praktikum bei HuW – Hand und Werk an, wo ich vor allem praktische Fähigkeiten erlangte und viel mit Menschen jedes Alters arbeitete. </text:p>
      <text:p text:style-name="P9"/>
      <text:p text:style-name="P9">Ich arbeite gerne im Team und freue mich darauf von erfahrenen Mitarbeitern lernen zu können. Schnell kann ich mich auf neue Situationen einstellen und Aufgaben selbstständig und kreativ bearbeiten. Desweiteren bin ich pünktlich, gewissenhaft und zuverlässig.</text:p>
      <text:p text:style-name="P9"/>
      <text:p text:style-name="P9">Ich freue mich darauf die Möglichkeit einer Ausbildung bei ihnen zu besprechen. Gerne würde ich vorher auch ein Praktikum bei ihnen absolvieren.</text:p>
      <text:p text:style-name="P12"/>
      <text:p text:style-name="P10"/>
      <text:p text:style-name="P3"><text:span text:style-name="Absatz-Standardschriftart"><text:span text:style-name="T2">Mit freundlichen Grüßen<text:line-break/>(BILD mit Unterschrift)<text:line-break/></text:span></text:span></text:p>
      <text:p text:style-name="P3"><text:span text:style-name="Absatz-Standardschriftart"><text:span text:style-name="T3">DEIN N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Lucida Sans Unicode"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Absatz-Standardschriftart" style:family="text"/>
    <style:style style:name="Sprechblasentext_20_Zchn" style:display-name="Sprechblasentext Zchn" style:family="text" style:parent-style-name="Absatz-Standardschriftart">
      <style:text-properties style:font-name="Tahoma" fo:font-size="8pt" style:font-size-asian="8pt" style:font-name-complex="Tahoma" style:font-size-complex="8pt"/>
    </style:style>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004586" style:font-name="Calibri" fo:font-weight="bold" style:font-weight-asian="bold" style:font-weight-complex="bold"/>
    </style:style>
    <style:style style:name="MP2" style:family="paragraph" style:parent-style-name="Header">
      <style:paragraph-properties fo:text-align="center" style:justify-single-word="false"/>
      <style:text-properties fo:color="#000000" style:font-name="Calibri"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499cm" fo:margin-right="2.499cm" style:writing-mode="lr-tb" style:footnote-max-height="0cm">
        <style:footnote-sep style:width="0.018cm" style:adjustment="left" style:rel-width="33%" style:color="#000000"/>
      </style:page-layout-properties>
      <style:header-style>
        <style:header-footer-properties fo:min-height="1.229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Jonathan Roth</text:p>
        <text:p text:style-name="MP2">Am Holzberg 34, 36394 Alsfeld, Tel: 017631029663| Roth-Jonathan@gmx.d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Kersimo</meta:initial-creator>
    <meta:creation-date>2016-05-31T12:27:00Z</meta:creation-date>
    <dc:date>2016-05-31T21:15:48.08</dc:date>
    <meta:print-date>2016-02-23T13:27:00Z</meta:print-date>
    <meta:editing-cycles>4</meta:editing-cycles>
    <meta:editing-duration>PT36M8S</meta:editing-duration>
    <meta:document-statistic meta:table-count="0" meta:image-count="0" meta:object-count="0" meta:page-count="1" meta:paragraph-count="16" meta:word-count="269" meta:character-count="188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